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6079A86179D6413A.png" manifest:media-type="image/png"/>
  <manifest:file-entry manifest:full-path="Pictures/1000000100000556000003005C82A5D6C0C31B0F.png" manifest:media-type="image/png"/>
  <manifest:file-entry manifest:full-path="Pictures/100000010000055600000300472EE29F40509D21.png" manifest:media-type="image/png"/>
  <manifest:file-entry manifest:full-path="Pictures/100000010000055600000300CC3143273FCA5860.png" manifest:media-type="image/png"/>
  <manifest:file-entry manifest:full-path="Pictures/1000000100000556000003009C9D29EF5A8957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3b2" officeooo:paragraph-rsid="000b73b2"/>
    </style:style>
    <style:style style:name="P2" style:family="paragraph" style:parent-style-name="Standard">
      <style:text-properties officeooo:rsid="000cf2f2" officeooo:paragraph-rsid="000cf2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a 1</text:p>
      <text:p text:style-name="Standard"><draw:frame draw:style-name="fr2" draw:name="Imagen1" text:anchor-type="char" svg:width="17.59cm" svg:height="9.888cm" draw:z-index="0"><draw:image xlink:href="Pictures/1000000100000556000003009C9D29EF5A8957FF.png" xlink:type="simple" xlink:show="embed" xlink:actuate="onLoad" draw:mime-type="image/png"/></draw:frame><text:s/></text:p>
      <text:p text:style-name="P1"><draw:frame draw:style-name="fr2" draw:name="Imagen2" text:anchor-type="char" svg:width="17.59cm" svg:height="9.888cm" draw:z-index="1"><draw:image xlink:href="Pictures/100000010000055600000300CC3143273FCA5860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><text:soft-page-break/>Problema 2</text:p>
      <text:p text:style-name="P1"><draw:frame draw:style-name="fr1" draw:name="Imagen3" text:anchor-type="char" svg:x="1.27cm" svg:y="0.159cm" svg:width="12.139cm" svg:height="6.824cm" draw:z-index="2"><draw:image xlink:href="Pictures/100000010000055600000300472EE29F40509D21.png" xlink:type="simple" xlink:show="embed" xlink:actuate="onLoad" draw:mime-type="image/png"/></draw:frame><text:s/></text:p>
      <text:p text:style-name="P1"/>
      <text:p text:style-name="P1"/>
      <text:p text:style-name="P1"><text:tab/><text:tab/><text:tab/><text:tab/><text:tab/><text:tab/><text:tab/><text:tab/><text:tab/><text:tab/><text:tab/><text:tab/><text:tab/></text:p>
      <text:p text:style-name="P2"/>
      <text:p text:style-name="P2"><draw:frame draw:style-name="fr1" draw:name="Imagen4" text:anchor-type="char" svg:x="1.559cm" svg:y="9.181cm" svg:width="11.92cm" svg:height="6.701cm" draw:z-index="3"><draw:image xlink:href="Pictures/1000000100000556000003005C82A5D6C0C31B0F.png" xlink:type="simple" xlink:show="embed" xlink:actuate="onLoad" draw:mime-type="image/png"/></draw:frame><draw:frame draw:style-name="fr1" draw:name="Imagen5" text:anchor-type="char" svg:x="1.976cm" svg:y="3.316cm" svg:width="11.187cm" svg:height="6.288cm" draw:z-index="4"><draw:image xlink:href="Pictures/1000000100000556000003006079A86179D6413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21:25:12.838717897</meta:creation-date>
    <dc:date>2022-11-03T22:02:08.673647539</dc:date>
    <meta:editing-duration>PT3M18S</meta:editing-duration>
    <meta:editing-cycles>2</meta:editing-cycles>
    <meta:generator>LibreOffice/7.3.6.2$Linux_X86_64 LibreOffice_project/30$Build-2</meta:generator>
    <meta:document-statistic meta:table-count="0" meta:image-count="5" meta:object-count="0" meta:page-count="2" meta:paragraph-count="6" meta:word-count="4" meta:character-count="36" meta:non-whitespace-character-count="18"/>
  </office:meta>
</office:document-meta>
</file>